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4c64" officeooo:paragraph-rsid="00084c6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80" loext:opacity="100%" fo:font-weight="bold" officeooo:rsid="00084c64" officeooo:paragraph-rsid="00084c6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80" loext:opacity="100%" fo:font-weight="bold" officeooo:rsid="00084c64" officeooo:paragraph-rsid="000ea03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80" loext:opacity="100%" fo:font-weight="bold" officeooo:rsid="00084c64" officeooo:paragraph-rsid="0012f26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e69" style:font-weight-asian="normal" style:font-weight-complex="normal"/>
    </style:style>
    <style:style style:name="T3" style:family="text">
      <style:text-properties fo:font-weight="normal" officeooo:rsid="000a146f" style:font-weight-asian="normal" style:font-weight-complex="normal"/>
    </style:style>
    <style:style style:name="T4" style:family="text">
      <style:text-properties fo:font-weight="normal" officeooo:rsid="000b5449" style:font-weight-asian="normal" style:font-weight-complex="normal"/>
    </style:style>
    <style:style style:name="T5" style:family="text">
      <style:text-properties fo:font-weight="normal" officeooo:rsid="000b647d" style:font-weight-asian="normal" style:font-weight-complex="normal"/>
    </style:style>
    <style:style style:name="T6" style:family="text">
      <style:text-properties fo:font-weight="normal" officeooo:rsid="000c235c" style:font-weight-asian="normal" style:font-weight-complex="normal"/>
    </style:style>
    <style:style style:name="T7" style:family="text">
      <style:text-properties fo:font-weight="normal" officeooo:rsid="000dc04e" style:font-weight-asian="normal" style:font-weight-complex="normal"/>
    </style:style>
    <style:style style:name="T8" style:family="text">
      <style:text-properties fo:font-weight="normal" officeooo:rsid="0010439f" style:font-weight-asian="normal" style:font-weight-complex="normal"/>
    </style:style>
    <style:style style:name="T9" style:family="text">
      <style:text-properties fo:color="#e8a202" loext:opacity="100%" fo:font-weight="normal" officeooo:rsid="000b647d" style:font-weight-asian="normal" style:font-weight-complex="normal"/>
    </style:style>
    <style:style style:name="T10" style:family="text">
      <style:text-properties fo:color="#e8a202" loext:opacity="100%" fo:font-weight="normal" officeooo:rsid="000c235c" style:font-weight-asian="normal" style:font-weight-complex="normal"/>
    </style:style>
    <style:style style:name="T11" style:family="text">
      <style:text-properties fo:color="#e8a202" loext:opacity="100%" fo:font-weight="normal" officeooo:rsid="000dc04e" style:font-weight-asian="normal" style:font-weight-complex="normal"/>
    </style:style>
    <style:style style:name="T12" style:family="text">
      <style:text-properties fo:color="#e8a202" loext:opacity="100%" fo:font-weight="normal" officeooo:rsid="000ea03e" style:font-weight-asian="normal" style:font-weight-complex="normal"/>
    </style:style>
    <style:style style:name="T13" style:family="text">
      <style:text-properties fo:color="#e8a202" loext:opacity="100%" fo:font-weight="normal" officeooo:rsid="0010439f" style:font-weight-asian="normal" style:font-weight-complex="normal"/>
    </style:style>
    <style:style style:name="T14" style:family="text">
      <style:text-properties fo:color="#808080" loext:opacity="100%" fo:font-weight="normal" officeooo:rsid="0010439f" style:font-weight-asian="normal" style:font-weight-complex="normal"/>
    </style:style>
    <style:style style:name="T15" style:family="text">
      <style:text-properties fo:color="#808080" loext:opacity="100%" fo:font-weight="normal" officeooo:rsid="00117f52" style:font-weight-asian="normal" style:font-weight-complex="normal"/>
    </style:style>
    <style:style style:name="T16" style:family="text">
      <style:text-properties fo:color="#808080" loext:opacity="100%" fo:font-weight="normal" officeooo:rsid="0011ab5d" style:font-weight-asian="normal" style:font-weight-complex="normal"/>
    </style:style>
    <style:style style:name="T17" style:family="text">
      <style:text-properties fo:color="#808080" loext:opacity="100%" fo:font-weight="normal" officeooo:rsid="0012f26b" style:font-weight-asian="normal" style:font-weight-complex="normal"/>
    </style:style>
    <style:style style:name="T18" style:family="text">
      <style:text-properties fo:color="#808080" loext:opacity="100%" fo:font-weight="normal" officeooo:rsid="00137a47" style:font-weight-asian="normal" style:font-weight-complex="normal"/>
    </style:style>
    <style:style style:name="T19" style:family="text">
      <style:text-properties fo:color="#808080" loext:opacity="100%" fo:font-weight="normal" officeooo:rsid="00150efb" style:font-weight-asian="normal" style:font-weight-complex="normal"/>
    </style:style>
    <style:style style:name="T20" style:family="text">
      <style:text-properties fo:color="#808080" loext:opacity="100%" fo:font-weight="normal" officeooo:rsid="00169f74" style:font-weight-asian="normal" style:font-weight-complex="normal"/>
    </style:style>
    <style:style style:name="T21" style:family="text">
      <style:text-properties fo:color="#808080" loext:opacity="100%" fo:font-weight="normal" officeooo:rsid="0017baa8" style:font-weight-asian="normal" style:font-weight-complex="normal"/>
    </style:style>
    <style:style style:name="T22" style:family="text">
      <style:text-properties fo:color="#00a933" loext:opacity="100%" fo:font-weight="normal" officeooo:rsid="00137a47" style:font-weight-asian="normal" style:font-weight-complex="normal"/>
    </style:style>
    <style:style style:name="T23" style:family="text">
      <style:text-properties fo:color="#00a933" loext:opacity="100%" fo:font-weight="normal" officeooo:rsid="00150efb" style:font-weight-asian="normal" style:font-weight-complex="normal"/>
    </style:style>
    <style:style style:name="T24" style:family="text">
      <style:text-properties fo:color="#00a933" loext:opacity="100%" fo:font-weight="normal" officeooo:rsid="00169f74" style:font-weight-asian="normal" style:font-weight-complex="normal"/>
    </style:style>
    <style:style style:name="T25" style:family="text">
      <style:text-properties fo:color="#00a933" loext:opacity="100%" fo:font-weight="normal" officeooo:rsid="0017baa8" style:font-weight-asian="normal" style:font-weight-complex="normal"/>
    </style:style>
    <style:style style:name="T26" style:family="text">
      <style:text-properties fo:color="#ff0000" loext:opacity="100%" fo:font-weight="normal" officeooo:rsid="0017baa8" style:font-weight-asian="normal" style:font-weight-complex="normal"/>
    </style:style>
    <style:style style:name="T27" style:family="text">
      <style:text-properties fo:color="#ff0000" loext:opacity="100%" fo:font-weight="normal" officeooo:rsid="001908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</text:p>
      <text:p text:style-name="P1"><text:span text:style-name="T1"/></text:p>
      <text:p text:style-name="P1"><text:span text:style-name="T1"/></text:p>
      <text:p text:style-name="P2"><text:span text:style-name="T1"><text:tab/>Climate is a complex system consisting of many variables that constantly evolve.</text:span><text:span text:style-name="T2"> To understand </text:span><text:span text:style-name="T3">it</text:span><text:span text:style-name="T2">,</text:span><text:span text:style-name="T3"> </text:span><text:span text:style-name="T2">the relation</text:span><text:span text:style-name="T3">s</text:span><text:span text:style-name="T2"> between the variables </text:span><text:span text:style-name="T3">must be explored. </text:span><text:span text:style-name="T1">Recently, </text:span><text:span text:style-name="T3">data driven approaches, namely neural networks, have been utilized for this purpose. However, </text:span><text:span text:style-name="T4">these models </text:span><text:span text:style-name="T6">are often</text:span><text:span text:style-name="T4"> treated as black-boxes. </text:span><text:span text:style-name="T8">Yet, </text:span><text:span text:style-name="T4">finding and visualizing patterns </text:span><text:span text:style-name="T5">that explain </text:span><text:span text:style-name="T8">their decision process</text:span><text:span text:style-name="T7"> </text:span><text:span text:style-name="T5">could </text:span><text:span text:style-name="T8">encourage experts to adopt these models.</text:span></text:p>
      <text:p text:style-name="P2"><text:span text:style-name="T5"><text:tab/></text:span></text:p>
      <text:p text:style-name="P3"><text:span text:style-name="T3"><text:tab/></text:span><text:span text:style-name="T9">In this work, we </text:span><text:span text:style-name="T10">examine the correlation patterns in meteorological multi-parameter datasets and visualize them using </text:span><text:span text:style-name="T12">various </text:span><text:span text:style-name="T13">up-to date </text:span><text:span text:style-name="T10">methods. </text:span><text:span text:style-name="T12">Our work also involves an approach to analyze higher-order correlations more efficiently.</text:span></text:p>
      <text:p text:style-name="P3"><text:span text:style-name="T12"/></text:p>
      <text:p text:style-name="P4"><text:span text:style-name="T12"><text:tab/></text:span><text:span text:style-name="T18">First, w</text:span><text:span text:style-name="T14">e utilize a U-Net neural network architecture to extract parameter features. </text:span><text:span text:style-name="T17">Later i</text:span><text:span text:style-name="T15">n the training process, we apply dropout with multiplicative </text:span><text:span text:style-name="T17">G</text:span><text:span text:style-name="T15">aussian noise to the inputs. </text:span><text:span text:style-name="T16">In the evaluation stage the dropout rate p of each parameter can be tuned to change their noise level allowing to </text:span><text:span text:style-name="T17">limit the model’s information </text:span><text:span text:style-name="T18">on </text:span><text:span text:style-name="T17">certain inputs and th</text:span><text:span text:style-name="T18">us</text:span><text:span text:style-name="T16"> observe prediction performance of different input-output combinations. Additionally, we investigate the sensitivity</text:span><text:span text:style-name="T21">(gradient)</text:span><text:span text:style-name="T16"> of the predictions with respect to the p-values of </text:span><text:span text:style-name="T17">each input parameter. </text:span><text:span text:style-name="T18">Both methods used to group similar parameters together.</text:span></text:p>
      <text:p text:style-name="P4"><text:span text:style-name="T17"/></text:p>
      <text:p text:style-name="P4"><text:span text:style-name="T17"><text:tab/></text:span><text:span text:style-name="T22">We found strong correlations between physically related variables</text:span><text:span text:style-name="T23">, </text:span><text:span text:style-name="T24">consistent with compared analyses</text:span><text:span text:style-name="T22">. </text:span><text:span text:style-name="T23">Temperature related and wind related variables formed their </text:span><text:span text:style-name="T24">own </text:span><text:span text:style-name="T23">groups. In average, cloud cover and precipitation were the 2 weakest contributors to prediction performance of other variables. We also remarked differences in prediction performance analysis and </text:span><text:span text:style-name="T25">sensitivity</text:span><text:span text:style-name="T23"> analysis results.</text:span></text:p>
      <text:p text:style-name="P4"><text:span text:style-name="T23"/></text:p>
      <text:p text:style-name="P4"><text:span text:style-name="T23"><text:tab/></text:span><text:span text:style-name="T20">To explore spatial patterns</text:span><text:span text:style-name="T19">, we extended the </text:span><text:span text:style-name="T20">gradient analysis to examine sensitivity of the prediction with respect to the p-value of individual pixels of the world map. As an alternative, we also applied the layer-wise relevance propagation method to visualize the contribution of each pixel to the prediction performance.</text:span></text:p>
      <text:p text:style-name="P4"><text:span text:style-name="T20"/></text:p>
      <text:p text:style-name="P4"><text:span text:style-name="T20"><text:tab/></text:span><text:span text:style-name="T24">Both methods revealed </text:span><text:span text:style-name="T25">visible</text:span><text:span text:style-name="T24"> patterns that were relevant to geological conditions </text:span><text:span text:style-name="T25">such as landmass and ocean distinction, as well as global wind patterns.</text:span></text:p>
      <text:p text:style-name="P3"><text:span text:style-name="T12"/></text:p>
      <text:p text:style-name="P3"><text:span text:style-name="T12"><text:tab/></text:span><text:span text:style-name="T26">This work shows promise in exploring spatial correlation patterns in meteorological data. </text:span><text:span text:style-name="T27">The consistency of the results with physical phenomena is to be further</text:span><text:span text:style-name="T26"> </text:span><text:span text:style-name="T27">evaluated by climate scientists. If convinced of the model’s use, experts can use it to discover new patterns that might be overlooked otherwise.</text:span></text:p>
      <text:p text:style-name="P3"><text:span text:style-name="T12"/></text:p>
      <text:p text:style-name="P2"><text:span text:style-name="T11"/></text:p>
      <text:p text:style-name="P2"><text:span text:style-name="T1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4:39:22.962453405</meta:creation-date>
    <dc:date>2023-01-31T17:45:29.454366810</dc:date>
    <meta:editing-duration>PT9M13S</meta:editing-duration>
    <meta:editing-cycles>1</meta:editing-cycles>
    <meta:document-statistic meta:table-count="0" meta:image-count="0" meta:object-count="0" meta:page-count="1" meta:paragraph-count="10" meta:word-count="353" meta:character-count="2461" meta:non-whitespace-character-count="2107"/>
    <meta:generator>LibreOffice/7.3.6.2$Linux_X86_64 LibreOffice_project/30$Build-2</meta:generator>
  </office:meta>
</office:document-meta>
</file>